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K-best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Exponential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Roulette</text:p>
          </table:table-cell>
        </table:table-row>
        <table:table-row table:style-name="ro1">
          <table:table-cell table:style-name="ce1" office:value-type="float" office:value="9.97416381275683" calcext:value-type="float">
            <text:p>9.97E+00</text:p>
          </table:table-cell>
          <table:table-cell table:style-name="ce1" office:value-type="float" office:value="-114589628536.161" calcext:value-type="float">
            <text:p>-1.15E+11</text:p>
          </table:table-cell>
          <table:table-cell table:style-name="ce1" office:value-type="float" office:value="-104866496363.133" calcext:value-type="float">
            <text:p>-1.05E+11</text:p>
          </table:table-cell>
          <table:table-cell table:style-name="ce1" office:value-type="float" office:value="-116804791515.832" calcext:value-type="float">
            <text:p>-1.17E+11</text:p>
          </table:table-cell>
          <table:table-cell table:style-name="ce1" office:value-type="float" office:value="-18337305792171.1" calcext:value-type="float">
            <text:p>-1.83E+13</text:p>
          </table:table-cell>
        </table:table-row>
        <table:table-row table:style-name="ro1">
          <table:table-cell office:value-type="float" office:value="9.9757686950097" calcext:value-type="float">
            <text:p>9.9757686950097</text:p>
          </table:table-cell>
          <table:table-cell office:value-type="float" office:value="7.44547245414815" calcext:value-type="float">
            <text:p>7.44547245414815</text:p>
          </table:table-cell>
          <table:table-cell office:value-type="float" office:value="9.02863163873663" calcext:value-type="float">
            <text:p>9.02863163873663</text:p>
          </table:table-cell>
          <table:table-cell table:style-name="ce1" office:value-type="float" office:value="-12095333798.1221" calcext:value-type="float">
            <text:p>-1.21E+10</text:p>
          </table:table-cell>
          <table:table-cell table:style-name="ce1" office:value-type="float" office:value="9.51936212389043" calcext:value-type="float">
            <text:p>9.52E+00</text:p>
          </table:table-cell>
        </table:table-row>
        <table:table-row table:style-name="ro1">
          <table:table-cell office:value-type="float" office:value="9.20045545482354" calcext:value-type="float">
            <text:p>9.20045545482354</text:p>
          </table:table-cell>
          <table:table-cell table:style-name="ce1" office:value-type="float" office:value="-13107635971459.9" calcext:value-type="float">
            <text:p>-1.31E+13</text:p>
          </table:table-cell>
          <table:table-cell table:style-name="ce1" office:value-type="float" office:value="-16484391628965.8" calcext:value-type="float">
            <text:p>-1.65E+13</text:p>
          </table:table-cell>
          <table:table-cell table:style-name="ce1" office:value-type="float" office:value="-769001111256.185" calcext:value-type="float">
            <text:p>-7.69E+11</text:p>
          </table:table-cell>
          <table:table-cell office:value-type="float" office:value="3.33548786377204" calcext:value-type="float">
            <text:p>3.33548786377204</text:p>
          </table:table-cell>
        </table:table-row>
        <table:table-row table:style-name="ro1">
          <table:table-cell office:value-type="float" office:value="9.94993147379526" calcext:value-type="float">
            <text:p>9.94993147379526</text:p>
          </table:table-cell>
          <table:table-cell office:value-type="float" office:value="9.82380199730756" calcext:value-type="float">
            <text:p>9.82380199730756</text:p>
          </table:table-cell>
          <table:table-cell office:value-type="float" office:value="9.79403475404237" calcext:value-type="float">
            <text:p>9.79403475404237</text:p>
          </table:table-cell>
          <table:table-cell office:value-type="float" office:value="9.90676360598069" calcext:value-type="float">
            <text:p>9.90676360598069</text:p>
          </table:table-cell>
          <table:table-cell office:value-type="float" office:value="8.03520506423929" calcext:value-type="float">
            <text:p>8.03520506423929</text:p>
          </table:table-cell>
        </table:table-row>
        <table:table-row table:style-name="ro1">
          <table:table-cell office:value-type="float" office:value="9.94557627210983" calcext:value-type="float">
            <text:p>9.94557627210983</text:p>
          </table:table-cell>
          <table:table-cell office:value-type="float" office:value="9.27415694598746" calcext:value-type="float">
            <text:p>9.27415694598746</text:p>
          </table:table-cell>
          <table:table-cell office:value-type="float" office:value="9.84091354470704" calcext:value-type="float">
            <text:p>9.84091354470704</text:p>
          </table:table-cell>
          <table:table-cell office:value-type="float" office:value="9.34087745074499" calcext:value-type="float">
            <text:p>9.34087745074499</text:p>
          </table:table-cell>
          <table:table-cell office:value-type="float" office:value="8.1864739043954" calcext:value-type="float">
            <text:p>8.1864739043954</text:p>
          </table:table-cell>
        </table:table-row>
        <table:table-row table:style-name="ro1">
          <table:table-cell office:value-type="float" office:value="9.72886255631885" calcext:value-type="float">
            <text:p>9.72886255631885</text:p>
          </table:table-cell>
          <table:table-cell office:value-type="float" office:value="2.52186209726783" calcext:value-type="float">
            <text:p>2.52186209726783</text:p>
          </table:table-cell>
          <table:table-cell office:value-type="float" office:value="3.99929707928188" calcext:value-type="float">
            <text:p>3.99929707928188</text:p>
          </table:table-cell>
          <table:table-cell office:value-type="float" office:value="7.38650049260183" calcext:value-type="float">
            <text:p>7.38650049260183</text:p>
          </table:table-cell>
          <table:table-cell office:value-type="float" office:value="5.94062259376274" calcext:value-type="float">
            <text:p>5.94062259376274</text:p>
          </table:table-cell>
        </table:table-row>
        <table:table-row table:style-name="ro1">
          <table:table-cell office:value-type="float" office:value="9.22118313450516" calcext:value-type="float">
            <text:p>9.22118313450516</text:p>
          </table:table-cell>
          <table:table-cell table:style-name="ce1" office:value-type="float" office:value="-13631942224.2184" calcext:value-type="float">
            <text:p>-1.36E+10</text:p>
          </table:table-cell>
          <table:table-cell table:style-name="ce1" office:value-type="float" office:value="-11986071314.4288" calcext:value-type="float">
            <text:p>-1.20E+10</text:p>
          </table:table-cell>
          <table:table-cell table:style-name="ce1" office:value-type="float" office:value="-141669308990.495" calcext:value-type="float">
            <text:p>-1.42E+11</text:p>
          </table:table-cell>
          <table:table-cell office:value-type="float" office:value="-246650.238800151" calcext:value-type="float">
            <text:p>-246650.238800151</text:p>
          </table:table-cell>
        </table:table-row>
        <table:table-row table:style-name="ro1">
          <table:table-cell office:value-type="float" office:value="9.92502498422462" calcext:value-type="float">
            <text:p>9.92502498422462</text:p>
          </table:table-cell>
          <table:table-cell office:value-type="float" office:value="4.6023495451371" calcext:value-type="float">
            <text:p>4.6023495451371</text:p>
          </table:table-cell>
          <table:table-cell office:value-type="float" office:value="5.01502500999979" calcext:value-type="float">
            <text:p>5.01502500999979</text:p>
          </table:table-cell>
          <table:table-cell office:value-type="float" office:value="9.74718258335606" calcext:value-type="float">
            <text:p>9.74718258335606</text:p>
          </table:table-cell>
          <table:table-cell office:value-type="float" office:value="9.05316512432102" calcext:value-type="float">
            <text:p>9.05316512432102</text:p>
          </table:table-cell>
        </table:table-row>
        <table:table-row table:style-name="ro1">
          <table:table-cell office:value-type="float" office:value="9.27305749474196" calcext:value-type="float">
            <text:p>9.27305749474196</text:p>
          </table:table-cell>
          <table:table-cell office:value-type="float" office:value="7.96039843108259" calcext:value-type="float">
            <text:p>7.96039843108259</text:p>
          </table:table-cell>
          <table:table-cell office:value-type="float" office:value="9.13444246001437" calcext:value-type="float">
            <text:p>9.13444246001437</text:p>
          </table:table-cell>
          <table:table-cell office:value-type="float" office:value="3.09428820815047" calcext:value-type="float">
            <text:p>3.09428820815047</text:p>
          </table:table-cell>
          <table:table-cell office:value-type="float" office:value="8.38667718138437" calcext:value-type="float">
            <text:p>8.38667718138437</text:p>
          </table:table-cell>
        </table:table-row>
        <table:table-row table:style-name="ro1">
          <table:table-cell office:value-type="float" office:value="9.74062864274972" calcext:value-type="float">
            <text:p>9.74062864274972</text:p>
          </table:table-cell>
          <table:table-cell office:value-type="float" office:value="8.77208127381174" calcext:value-type="float">
            <text:p>8.77208127381174</text:p>
          </table:table-cell>
          <table:table-cell office:value-type="float" office:value="9.38582570176047" calcext:value-type="float">
            <text:p>9.38582570176047</text:p>
          </table:table-cell>
          <table:table-cell table:style-name="ce1" office:value-type="float" office:value="-13667097.3697384" calcext:value-type="float">
            <text:p>-1.37E+07</text:p>
          </table:table-cell>
          <table:table-cell table:style-name="ce1" office:value-type="float" office:value="-81313696636012.3" calcext:value-type="float">
            <text:p>-8.13E+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table:formula="of:=AVERAGE([.A2:.A11] )" office:value-type="float" office:value="9.69346525210355" calcext:value-type="float">
            <text:p>9.69E+00</text:p>
          </table:table-cell>
          <table:table-cell table:style-name="ce1" table:formula="of:=AVERAGE([.B2:.B11] )" office:value-type="float" office:value="-1323585754216.98" calcext:value-type="float">
            <text:p>-1.32E+12</text:p>
          </table:table-cell>
          <table:table-cell table:style-name="ce1" table:formula="of:=AVERAGE([.C2:.C11] )" office:value-type="float" office:value="-1660124419658.72" calcext:value-type="float">
            <text:p>-1.66E+12</text:p>
          </table:table-cell>
          <table:table-cell table:style-name="ce1" table:formula="of:=AVERAGE([.D2:.D11] )" office:value-type="float" office:value="-103958421261.853" calcext:value-type="float">
            <text:p>-1.04E+11</text:p>
          </table:table-cell>
          <table:table-cell table:style-name="ce1" table:formula="of:=AVERAGE([.E2:.E11] )" office:value-type="float" office:value="-9965100267478.12" calcext:value-type="float">
            <text:p>-9.97E+1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One-point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ithmetic</text:p>
          </table:table-cell>
          <table:table-cell table:number-columns-repeated="2"/>
        </table:table-row>
        <table:table-row table:style-name="ro1">
          <table:table-cell table:style-name="ce1" office:value-type="float" office:value="-104866496363.133" calcext:value-type="float">
            <text:p>-1.05E+11</text:p>
          </table:table-cell>
          <table:table-cell office:value-type="float" office:value="8.4080503876858" calcext:value-type="float">
            <text:p>8.4080503876858</text:p>
          </table:table-cell>
          <table:table-cell office:value-type="float" office:value="9.93686597588606" calcext:value-type="float">
            <text:p>9.93686597588606</text:p>
          </table:table-cell>
          <table:table-cell table:number-columns-repeated="2"/>
        </table:table-row>
        <table:table-row table:style-name="ro1">
          <table:table-cell office:value-type="float" office:value="9.02863163873663" calcext:value-type="float">
            <text:p>9.02863163873663</text:p>
          </table:table-cell>
          <table:table-cell table:style-name="ce1" office:value-type="float" office:value="-5660592571934.44" calcext:value-type="float">
            <text:p>-5.66E+12</text:p>
          </table:table-cell>
          <table:table-cell office:value-type="float" office:value="9.93495138947682" calcext:value-type="float">
            <text:p>9.93495138947682</text:p>
          </table:table-cell>
          <table:table-cell table:number-columns-repeated="2"/>
        </table:table-row>
        <table:table-row table:style-name="ro1">
          <table:table-cell table:style-name="ce1" office:value-type="float" office:value="-16484391628965.8" calcext:value-type="float">
            <text:p>-1.65E+13</text:p>
          </table:table-cell>
          <table:table-cell office:value-type="float" office:value="0.800935117488487" calcext:value-type="float">
            <text:p>0.800935117488487</text:p>
          </table:table-cell>
          <table:table-cell office:value-type="float" office:value="9.76038079293936" calcext:value-type="float">
            <text:p>9.76038079293936</text:p>
          </table:table-cell>
          <table:table-cell table:number-columns-repeated="2"/>
        </table:table-row>
        <table:table-row table:style-name="ro1">
          <table:table-cell office:value-type="float" office:value="9.79403475404237" calcext:value-type="float">
            <text:p>9.79403475404237</text:p>
          </table:table-cell>
          <table:table-cell office:value-type="float" office:value="9.27758199660208" calcext:value-type="float">
            <text:p>9.27758199660208</text:p>
          </table:table-cell>
          <table:table-cell office:value-type="float" office:value="9.97344004702555" calcext:value-type="float">
            <text:p>9.97344004702555</text:p>
          </table:table-cell>
          <table:table-cell table:number-columns-repeated="2"/>
        </table:table-row>
        <table:table-row table:style-name="ro1">
          <table:table-cell office:value-type="float" office:value="9.84091354470704" calcext:value-type="float">
            <text:p>9.84091354470704</text:p>
          </table:table-cell>
          <table:table-cell office:value-type="float" office:value="9.86227062791428" calcext:value-type="float">
            <text:p>9.86227062791428</text:p>
          </table:table-cell>
          <table:table-cell office:value-type="float" office:value="8.70278454187115" calcext:value-type="float">
            <text:p>8.70278454187115</text:p>
          </table:table-cell>
          <table:table-cell table:number-columns-repeated="2"/>
        </table:table-row>
        <table:table-row table:style-name="ro1">
          <table:table-cell office:value-type="float" office:value="3.99929707928188" calcext:value-type="float">
            <text:p>3.99929707928188</text:p>
          </table:table-cell>
          <table:table-cell office:value-type="float" office:value="9.22032683697743" calcext:value-type="float">
            <text:p>9.22032683697743</text:p>
          </table:table-cell>
          <table:table-cell office:value-type="float" office:value="9.53574185703083" calcext:value-type="float">
            <text:p>9.53574185703083</text:p>
          </table:table-cell>
          <table:table-cell table:number-columns-repeated="2"/>
        </table:table-row>
        <table:table-row table:style-name="ro1">
          <table:table-cell table:style-name="ce1" office:value-type="float" office:value="-11986071314.4288" calcext:value-type="float">
            <text:p>-1.20E+10</text:p>
          </table:table-cell>
          <table:table-cell table:style-name="ce1" office:value-type="float" office:value="-159814787.531473" calcext:value-type="float">
            <text:p>-1.60E+08</text:p>
          </table:table-cell>
          <table:table-cell office:value-type="float" office:value="9.9619106420993" calcext:value-type="float">
            <text:p>9.9619106420993</text:p>
          </table:table-cell>
          <table:table-cell table:number-columns-repeated="2"/>
        </table:table-row>
        <table:table-row table:style-name="ro1">
          <table:table-cell office:value-type="float" office:value="5.01502500999979" calcext:value-type="float">
            <text:p>5.01502500999979</text:p>
          </table:table-cell>
          <table:table-cell table:style-name="ce1" office:value-type="float" office:value="-5.623494070415E+018" calcext:value-type="float">
            <text:p>-5.62E+18</text:p>
          </table:table-cell>
          <table:table-cell office:value-type="float" office:value="-777439.192675016" calcext:value-type="float">
            <text:p>-777439.192675016</text:p>
          </table:table-cell>
          <table:table-cell table:number-columns-repeated="2"/>
        </table:table-row>
        <table:table-row table:style-name="ro1">
          <table:table-cell office:value-type="float" office:value="9.13444246001437" calcext:value-type="float">
            <text:p>9.13444246001437</text:p>
          </table:table-cell>
          <table:table-cell table:style-name="ce1" office:value-type="float" office:value="-3.00432313745889E+015" calcext:value-type="float">
            <text:p>-3.00E+15</text:p>
          </table:table-cell>
          <table:table-cell office:value-type="float" office:value="9.76809305788582" calcext:value-type="float">
            <text:p>9.76809305788582</text:p>
          </table:table-cell>
          <table:table-cell table:number-columns-repeated="2"/>
        </table:table-row>
        <table:table-row table:style-name="ro1">
          <table:table-cell office:value-type="float" office:value="9.38582570176047" calcext:value-type="float">
            <text:p>9.38582570176047</text:p>
          </table:table-cell>
          <table:table-cell table:style-name="ce1" office:value-type="float" office:value="-4.78978566960588E+019" calcext:value-type="float">
            <text:p>-4.79E+19</text:p>
          </table:table-cell>
          <table:table-cell office:value-type="float" office:value="9.98435812799831" calcext:value-type="float">
            <text:p>9.9843581279983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table:formula="of:=AVERAGE([.A17:.A26] )" office:value-type="float" office:value="-1660124419658.72" calcext:value-type="float">
            <text:p>-1.66E+12</text:p>
          </table:table-cell>
          <table:table-cell table:style-name="ce1" table:formula="of:=AVERAGE([.B17:.B26])" office:value-type="float" office:value="-5.35243607503637E+018" calcext:value-type="float">
            <text:p>-5.35E+18</text:p>
          </table:table-cell>
          <table:table-cell table:style-name="ce1" table:formula="of:=AVERAGE([.C17:.C26] )" office:value-type="float" office:value="-77735.1634148583" calcext:value-type="float">
            <text:p>-7.77E+04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ingle Sigma</text:p>
          </table:table-cell>
          <table:table-cell office:value-type="string" calcext:value-type="string">
            <text:p>N sigma’s</text:p>
          </table:table-cell>
          <table:table-cell table:number-columns-repeated="3"/>
        </table:table-row>
        <table:table-row table:style-name="ro1">
          <table:table-cell office:value-type="float" office:value="8.4080503876858" calcext:value-type="float">
            <text:p>8.4080503876858</text:p>
          </table:table-cell>
          <table:table-cell office:value-type="float" office:value="9.99466758071063" calcext:value-type="float">
            <text:p>9.99466758071063</text:p>
          </table:table-cell>
          <table:table-cell table:number-columns-repeated="3"/>
        </table:table-row>
        <table:table-row table:style-name="ro1">
          <table:table-cell table:style-name="ce1" office:value-type="float" office:value="-5660592571934.44" calcext:value-type="float">
            <text:p>-5.66E+12</text:p>
          </table:table-cell>
          <table:table-cell office:value-type="float" office:value="9.98921730909842" calcext:value-type="float">
            <text:p>9.98921730909842</text:p>
          </table:table-cell>
          <table:table-cell table:number-columns-repeated="3"/>
        </table:table-row>
        <table:table-row table:style-name="ro1">
          <table:table-cell office:value-type="float" office:value="0.800935117488487" calcext:value-type="float">
            <text:p>0.800935117488487</text:p>
          </table:table-cell>
          <table:table-cell office:value-type="float" office:value="9.99085665706865" calcext:value-type="float">
            <text:p>9.99085665706865</text:p>
          </table:table-cell>
          <table:table-cell table:number-columns-repeated="3"/>
        </table:table-row>
        <table:table-row table:style-name="ro1">
          <table:table-cell office:value-type="float" office:value="9.27758199660208" calcext:value-type="float">
            <text:p>9.27758199660208</text:p>
          </table:table-cell>
          <table:table-cell office:value-type="float" office:value="9.98712985214528" calcext:value-type="float">
            <text:p>9.98712985214528</text:p>
          </table:table-cell>
          <table:table-cell table:number-columns-repeated="3"/>
        </table:table-row>
        <table:table-row table:style-name="ro1">
          <table:table-cell office:value-type="float" office:value="9.86227062791428" calcext:value-type="float">
            <text:p>9.86227062791428</text:p>
          </table:table-cell>
          <table:table-cell office:value-type="float" office:value="9.99186691137607" calcext:value-type="float">
            <text:p>9.99186691137607</text:p>
          </table:table-cell>
          <table:table-cell table:number-columns-repeated="3"/>
        </table:table-row>
        <table:table-row table:style-name="ro1">
          <table:table-cell office:value-type="float" office:value="9.22032683697743" calcext:value-type="float">
            <text:p>9.22032683697743</text:p>
          </table:table-cell>
          <table:table-cell office:value-type="float" office:value="9.99035967724855" calcext:value-type="float">
            <text:p>9.99035967724855</text:p>
          </table:table-cell>
          <table:table-cell table:number-columns-repeated="3"/>
        </table:table-row>
        <table:table-row table:style-name="ro1">
          <table:table-cell table:style-name="ce1" office:value-type="float" office:value="-159814787.531473" calcext:value-type="float">
            <text:p>-1.60E+08</text:p>
          </table:table-cell>
          <table:table-cell office:value-type="float" office:value="9.99130569366695" calcext:value-type="float">
            <text:p>9.99130569366695</text:p>
          </table:table-cell>
          <table:table-cell table:number-columns-repeated="3"/>
        </table:table-row>
        <table:table-row table:style-name="ro1">
          <table:table-cell table:style-name="ce1" office:value-type="float" office:value="-5.623494070415E+018" calcext:value-type="float">
            <text:p>-5.62E+18</text:p>
          </table:table-cell>
          <table:table-cell office:value-type="float" office:value="9.99200743682206" calcext:value-type="float">
            <text:p>9.99200743682206</text:p>
          </table:table-cell>
          <table:table-cell table:number-columns-repeated="3"/>
        </table:table-row>
        <table:table-row table:style-name="ro1">
          <table:table-cell table:style-name="ce1" office:value-type="float" office:value="-3.00432313745889E+015" calcext:value-type="float">
            <text:p>-3.00E+15</text:p>
          </table:table-cell>
          <table:table-cell office:value-type="float" office:value="9.99172916238616" calcext:value-type="float">
            <text:p>9.99172916238616</text:p>
          </table:table-cell>
          <table:table-cell table:number-columns-repeated="3"/>
        </table:table-row>
        <table:table-row table:style-name="ro1">
          <table:table-cell table:style-name="ce1" office:value-type="float" office:value="-4.78978566960588E+019" calcext:value-type="float">
            <text:p>-4.79E+19</text:p>
          </table:table-cell>
          <table:table-cell office:value-type="float" office:value="9.9930790249407" calcext:value-type="float">
            <text:p>9.993079024940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table:formula="of:=AVERAGE([.A32:.A41] )" office:value-type="float" office:value="-5.35243607503637E+018" calcext:value-type="float">
            <text:p>-5.35E+18</text:p>
          </table:table-cell>
          <table:table-cell table:style-name="ce1" table:formula="of:=AVERAGE([.B32:.B41] )" office:value-type="float" office:value="9.99122193054635" calcext:value-type="float">
            <text:p>9.99E+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-worst</text:p>
          </table:table-cell>
          <table:table-cell office:value-type="string" calcext:value-type="string">
            <text:p>Tournament</text:p>
          </table:table-cell>
          <table:table-cell table:number-columns-repeated="3"/>
        </table:table-row>
        <table:table-row table:style-name="ro1">
          <table:table-cell office:value-type="float" office:value="9.99466758071063" calcext:value-type="float">
            <text:p>9.99466758071063</text:p>
          </table:table-cell>
          <table:table-cell office:value-type="float" office:value="9.98876274809107" calcext:value-type="float">
            <text:p>9.98876274809107</text:p>
          </table:table-cell>
          <table:table-cell table:number-columns-repeated="3"/>
        </table:table-row>
        <table:table-row table:style-name="ro1">
          <table:table-cell office:value-type="float" office:value="9.98921730909842" calcext:value-type="float">
            <text:p>9.98921730909842</text:p>
          </table:table-cell>
          <table:table-cell office:value-type="float" office:value="9.98309825250542" calcext:value-type="float">
            <text:p>9.98309825250542</text:p>
          </table:table-cell>
          <table:table-cell table:number-columns-repeated="3"/>
        </table:table-row>
        <table:table-row table:style-name="ro1">
          <table:table-cell office:value-type="float" office:value="9.99085665706865" calcext:value-type="float">
            <text:p>9.99085665706865</text:p>
          </table:table-cell>
          <table:table-cell office:value-type="float" office:value="9.98613933991542" calcext:value-type="float">
            <text:p>9.98613933991542</text:p>
          </table:table-cell>
          <table:table-cell table:number-columns-repeated="3"/>
        </table:table-row>
        <table:table-row table:style-name="ro1">
          <table:table-cell office:value-type="float" office:value="9.98712985214528" calcext:value-type="float">
            <text:p>9.98712985214528</text:p>
          </table:table-cell>
          <table:table-cell office:value-type="float" office:value="9.99086967332646" calcext:value-type="float">
            <text:p>9.99086967332646</text:p>
          </table:table-cell>
          <table:table-cell table:number-columns-repeated="3"/>
        </table:table-row>
        <table:table-row table:style-name="ro1">
          <table:table-cell office:value-type="float" office:value="9.99186691137607" calcext:value-type="float">
            <text:p>9.99186691137607</text:p>
          </table:table-cell>
          <table:table-cell office:value-type="float" office:value="9.98528389015958" calcext:value-type="float">
            <text:p>9.98528389015958</text:p>
          </table:table-cell>
          <table:table-cell table:number-columns-repeated="3"/>
        </table:table-row>
        <table:table-row table:style-name="ro1">
          <table:table-cell office:value-type="float" office:value="9.99035967724855" calcext:value-type="float">
            <text:p>9.99035967724855</text:p>
          </table:table-cell>
          <table:table-cell office:value-type="float" office:value="9.99325830618165" calcext:value-type="float">
            <text:p>9.99325830618165</text:p>
          </table:table-cell>
          <table:table-cell table:number-columns-repeated="3"/>
        </table:table-row>
        <table:table-row table:style-name="ro1">
          <table:table-cell office:value-type="float" office:value="9.99130569366695" calcext:value-type="float">
            <text:p>9.99130569366695</text:p>
          </table:table-cell>
          <table:table-cell office:value-type="float" office:value="9.98484771706642" calcext:value-type="float">
            <text:p>9.98484771706642</text:p>
          </table:table-cell>
          <table:table-cell table:number-columns-repeated="3"/>
        </table:table-row>
        <table:table-row table:style-name="ro1">
          <table:table-cell office:value-type="float" office:value="9.99200743682206" calcext:value-type="float">
            <text:p>9.99200743682206</text:p>
          </table:table-cell>
          <table:table-cell office:value-type="float" office:value="9.98978265856964" calcext:value-type="float">
            <text:p>9.98978265856964</text:p>
          </table:table-cell>
          <table:table-cell table:number-columns-repeated="3"/>
        </table:table-row>
        <table:table-row table:style-name="ro1">
          <table:table-cell office:value-type="float" office:value="9.99172916238616" calcext:value-type="float">
            <text:p>9.99172916238616</text:p>
          </table:table-cell>
          <table:table-cell office:value-type="float" office:value="9.99351213899016" calcext:value-type="float">
            <text:p>9.99351213899016</text:p>
          </table:table-cell>
          <table:table-cell table:number-columns-repeated="3"/>
        </table:table-row>
        <table:table-row table:style-name="ro1">
          <table:table-cell office:value-type="float" office:value="9.9930790249407" calcext:value-type="float">
            <text:p>9.9930790249407</text:p>
          </table:table-cell>
          <table:table-cell office:value-type="float" office:value="9.99153708345287" calcext:value-type="float">
            <text:p>9.9915370834528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table:formula="of:=AVERAGE([.A46:.A55] )" office:value-type="float" office:value="9.99122193054635" calcext:value-type="float">
            <text:p>9.99E+00</text:p>
          </table:table-cell>
          <table:table-cell table:style-name="ce1" table:formula="of:=AVERAGE([.B46:.B55] )" office:value-type="float" office:value="9.98870918082587" calcext:value-type="float">
            <text:p>9.99E+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09:15:09.956234093</meta:creation-date>
    <dc:date>2018-10-21T09:43:16.712094426</dc:date>
    <meta:editing-duration>PT6M46S</meta:editing-duration>
    <meta:editing-cycles>1</meta:editing-cycles>
    <meta:document-statistic meta:table-count="1" meta:cell-count="144" meta:object-count="0"/>
    <meta:generator>LibreOffice/6.0.6.2$Linux_X86_64 LibreOffice_project/00m0$Build-2</meta:generator>
  </office:meta>
</office:document-meta>
</file>